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614cm" svg:height="1.19cm" svg:x="13.5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1.614cm" svg:height="1.19cm" svg:x="15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764cm" svg:y="10.5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3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3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3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3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3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3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3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3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2" xml:id="id15" draw:id="id15" draw:layer="layout" svg:width="1.614cm" svg:height="1.19cm" svg:x="11.4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7" draw:id="id17" draw:layer="layout" svg:width="1.614cm" svg:height="1.19cm" svg:x="13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1.614cm" svg:height="1.19cm" svg:x="15.5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1" draw:id="id21" draw:layer="layout" svg:width="1.614cm" svg:height="1.19cm" svg:x="17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1.614cm" svg:height="1.19cm" svg:x="11.1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1.614cm" svg:height="1.19cm" svg:x="13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0" draw:id="id20" draw:layer="layout" svg:width="1.614cm" svg:height="1.19cm" svg:x="15.2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1.614cm" svg:height="1.19cm" svg:x="17.4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3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3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3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3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3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3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3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3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3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3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3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3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3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3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3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3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3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3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6:51:18.242560311</dc:date>
    <dc:creator>elucterio </dc:creator>
    <meta:editing-duration>PT1H15M47S</meta:editing-duration>
    <meta:editing-cycles>21</meta:editing-cycles>
    <meta:generator>LibreOffice/4.2.8.2$Linux_X86_64 LibreOffice_project/420m0$Build-2</meta:generator>
    <meta:document-statistic meta:object-count="110"/>
  </office:meta>
</office:document-meta>
</file>